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2C3EE6A13658CC84F11.png" manifest:media-type="image/png"/>
  <manifest:file-entry manifest:full-path="Pictures/10009817000052C9000052C95C42E5D67C1EC4A1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192cm" svg:height="21.192cm" svg:x="0cm" svg:y="0cm">
          <draw:image xlink:href="Pictures/10009817000052C9000052C95C42E5D67C1EC4A1.svg" xlink:type="simple" xlink:show="embed" xlink:actuate="onLoad" draw:mime-type="image/svg+xml">
            <text:p/>
          </draw:image>
          <draw:image xlink:href="Pictures/10000001000002C3000002C3EE6A13658CC84F11.png" xlink:type="simple" xlink:show="embed" xlink:actuate="onLoad" draw:mime-type="image/png"/>
          <svg:title>Layer 1</svg:titl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7cm" fo:margin-bottom="0.87cm" fo:margin-left="0.87cm" fo:margin-right="0.87cm" fo:page-width="21.193cm" fo:page-height="21.1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document-statistic meta:object-count="1"/>
    <meta:generator>LibreOfficeDev/7.2.0.0.beta1$MacOSX_X86_64 LibreOffice_project/c6974f7afec4cd5195617ae48c6ef9aacfe85ddd</meta:generator>
  </office:meta>
</office:document-meta>
</file>